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7.7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Minion 3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SONANTS</text:p>
          </table:table-cell>
          <table:table-cell office:value-type="string" calcext:value-type="string">
            <text:p>Bilabial</text:p>
          </table:table-cell>
          <table:table-cell office:value-type="string" calcext:value-type="string">
            <text:p>Dental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Pharyngeal</text:p>
          </table:table-cell>
          <table:table-cell office:value-type="string" calcext:value-type="string">
            <text:p>Glottal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k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Nas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ɲ</text:p>
          </table:table-cell>
          <table:table-cell office:value-type="string" calcext:value-type="string">
            <text:p>ŋ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Fricative</text:p>
          </table:table-cell>
          <table:table-cell office:value-type="string" calcext:value-type="string">
            <text:p>f v</text:p>
          </table:table-cell>
          <table:table-cell office:value-type="string" calcext:value-type="string">
            <text:p>s z θ ð</text:p>
          </table:table-cell>
          <table:table-cell office:value-type="string" calcext:value-type="string">
            <text:p>ʃ ʒ (ɕ)</text:p>
          </table:table-cell>
          <table:table-cell office:value-type="string" calcext:value-type="string">
            <text:p>(χ)</text:p>
          </table:table-cell>
          <table:table-cell/>
          <table:table-cell office:value-type="string" calcext:value-type="string">
            <text:p>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pproximant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ɥ</text:p>
          </table:table-cell>
          <table:table-cell office:value-type="string" calcext:value-type="string">
            <text:p>ɰ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Tap/Flap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il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at. Fricativ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at. Approxima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Sound Changes from Modern French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638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F</text:p>
          </table:table-cell>
          <table:table-cell office:value-type="string" calcext:value-type="string">
            <text:p>ʃaʁl ty a aʃete œ̃ pwasɔ̃ dɔ̃ la mõtaɲ \\</text:p>
          </table:table-cell>
          <table:table-cell office:value-type="string" calcext:value-type="string">
            <text:p>GNS (14)</text:p>
          </table:table-cell>
          <table:table-cell office:value-type="string" calcext:value-type="string">
            <text:p>ɕaɰ ɥaɕed$_2$e ỹ ɰasɔ̃ dɰ̃a mõd$_2$aɲ \\</text:p>
          </table:table-cell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string" calcext:value-type="string">
            <text:p>ʃaɰl ty a aʃete œ̃ pɰasɔ̃ dɔ̃ la mõtaɲ \\</text:p>
          </table:table-cell>
          <table:table-cell table:style-name="ce2" office:value-type="string" calcext:value-type="string">
            <text:p>(15)</text:p>
          </table:table-cell>
          <table:table-cell office:value-type="string" calcext:value-type="string">
            <text:p>ɕãɰ ɥãɕed$_2$e ỹ ɰãsɔ̃ dɰ̃ã̃ mõ̃d$_2$ãɲ \\</text:p>
          </table:table-cell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string" calcext:value-type="string">
            <text:p>ʃaɰl ty a aʃete ỹ pɰasɔ̃ dɔ̃ la mõtaɲ \\</text:p>
          </table:table-cell>
          <table:table-cell table:style-name="ce2" office:value-type="string" calcext:value-type="string">
            <text:p>(16)</text:p>
          </table:table-cell>
          <table:table-cell office:value-type="string" calcext:value-type="string">
            <text:p>ɕãɰ ɥãɕed$_2$e ỹ ɰãsɔ̃ dɰ̃ã̃ mõ̃d$_2$ã \\</text:p>
          </table:table-cell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string" calcext:value-type="string">
            <text:p>ʃaɰl tja aʃete ỹ pɰasɔ̃ dɔ̃ la mõtaɲ \\</text:p>
          </table:table-cell>
          <table:table-cell table:style-name="ce2" office:value-type="string" calcext:value-type="string">
            <text:p>(17)</text:p>
          </table:table-cell>
          <table:table-cell office:value-type="string" calcext:value-type="string">
            <text:p>ɕãɰ ɥãɕed$_2$e ỹ ɰãs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string" calcext:value-type="string">
            <text:p>ʃaɰl tjaʃete ỹ pɰasɔ̃ dɔ̃ la mõtaɲ \\</text:p>
          </table:table-cell>
          <table:table-cell office:value-type="string" calcext:value-type="string">
            <text:p>Len. (18)</text:p>
          </table:table-cell>
          <table:table-cell office:value-type="string" calcext:value-type="string">
            <text:p>ɕãɰ ɥãɕ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string" calcext:value-type="string">
            <text:p>ʃaɰl tɥaʃete ỹ pɰasɔ̃ dɔ̃ la mõtaɲ \\</text:p>
          </table:table-cell>
          <table:table-cell table:style-name="ce2" office:value-type="string" calcext:value-type="string">
            <text:p>(19)</text:p>
          </table:table-cell>
          <table:table-cell office:value-type="string" calcext:value-type="string">
            <text:p>ɕãɰ ɥãj̊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string" calcext:value-type="string">
            <text:p>ʃaɰl ɥaʃete ỹ ɰasɔ̃ dɔ̃ la mõtaɲ \\</text:p>
          </table:table-cell>
          <table:table-cell table:style-name="ce2" office:value-type="string" calcext:value-type="string">
            <text:p>(21)</text:p>
          </table:table-cell>
          <table:table-cell office:value-type="string" calcext:value-type="string">
            <text:p>ɕãɰ ɥãj̊e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7)</text:p>
          </table:table-cell>
          <table:table-cell office:value-type="string" calcext:value-type="string">
            <text:p>ʃaɰ ɥaʃete ỹ ɰasɔ̃ dɔ̃ la mõtaɲ \\</text:p>
          </table:table-cell>
          <table:table-cell table:style-name="ce2" office:value-type="string" calcext:value-type="string">
            <text:p>(22)</text:p>
          </table:table-cell>
          <table:table-cell office:value-type="string" calcext:value-type="string">
            <text:p>ɕãɰ ɥãj̊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9)</text:p>
          </table:table-cell>
          <table:table-cell office:value-type="string" calcext:value-type="string">
            <text:p>ɕaɰ ɥaɕete ỹ ɰasɔ̃ dɔ̃ la mõtaɲ \\</text:p>
          </table:table-cell>
          <table:table-cell table:style-name="ce2" office:value-type="string" calcext:value-type="string">
            <text:p>(23)</text:p>
          </table:table-cell>
          <table:table-cell office:value-type="string" calcext:value-type="string">
            <text:p>ɕãɰ ɥãj̊θe̥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11)</text:p>
          </table:table-cell>
          <table:table-cell office:value-type="string" calcext:value-type="string">
            <text:p>ɕaɰ ɥaɕed$_2$e ỹ ɰasɔ̃ dɔ̃ la mõd$_2$aɲ \\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\bfseries\itshape Çár, y’áçt’he ý ráhó dwã-võt’há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57:45.661136927</meta:creation-date>
    <meta:generator>LibreOffice/7.4.6.2$Linux_X86_64 LibreOffice_project/40$Build-2</meta:generator>
    <dc:date>2023-05-23T14:16:18.529057287</dc:date>
    <meta:editing-duration>PT2H18M25S</meta:editing-duration>
    <meta:editing-cycles>12</meta:editing-cycles>
    <meta:document-statistic meta:table-count="2" meta:cell-count="72" meta:object-count="0"/>
  </office:meta>
</office:document-meta>
</file>